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JavaFileObject.DynamicJavaFileObject( SourceFile sourc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JavaFileObject.getCharContent( boolean ignoreEncodingErr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